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136.6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50.94pt"/>
    </style:style>
    <style:style style:name="co7" style:family="table-column">
      <style:table-column-properties fo:break-before="auto" style:column-width="51.7pt"/>
    </style:style>
    <style:style style:name="co8" style:family="table-column">
      <style:table-column-properties fo:break-before="auto" style:column-width="33.25pt"/>
    </style:style>
    <style:style style:name="co9" style:family="table-column">
      <style:table-column-properties fo:break-before="auto" style:column-width="15.99pt"/>
    </style:style>
    <style:style style:name="co10" style:family="table-column">
      <style:table-column-properties fo:break-before="auto" style:column-width="89.66pt"/>
    </style:style>
    <style:style style:name="co11" style:family="table-column">
      <style:table-column-properties fo:break-before="auto" style:column-width="62.36pt"/>
    </style:style>
    <style:style style:name="co12" style:family="table-column">
      <style:table-column-properties fo:break-before="auto" style:column-width="14.8pt"/>
    </style:style>
    <style:style style:name="co13" style:family="table-column">
      <style:table-column-properties fo:break-before="auto" style:column-width="19.56pt"/>
    </style:style>
    <style:style style:name="co14" style:family="table-column">
      <style:table-column-properties fo:break-before="auto" style:column-width="42.75pt"/>
    </style:style>
    <style:style style:name="co15" style:family="table-column">
      <style:table-column-properties fo:break-before="auto" style:column-width="170.39pt"/>
    </style:style>
    <style:style style:name="co16" style:family="table-column">
      <style:table-column-properties fo:break-before="auto" style:column-width="43.2pt"/>
    </style:style>
    <style:style style:name="co17" style:family="table-column">
      <style:table-column-properties fo:break-before="auto" style:column-width="250.1pt"/>
    </style:style>
    <style:style style:name="co18" style:family="table-column">
      <style:table-column-properties fo:break-before="auto" style:column-width="84.1pt"/>
    </style:style>
    <style:style style:name="co19" style:family="table-column">
      <style:table-column-properties fo:break-before="auto" style:column-width="97.26pt"/>
    </style:style>
    <style:style style:name="co20" style:family="table-column">
      <style:table-column-properties fo:break-before="auto" style:column-width="51.05pt"/>
    </style:style>
    <style:style style:name="co21" style:family="table-column">
      <style:table-column-properties fo:break-before="auto" style:column-width="56.41pt"/>
    </style:style>
    <style:style style:name="co22" style:family="table-column">
      <style:table-column-properties fo:break-before="auto" style:column-width="36.2pt"/>
    </style:style>
    <style:style style:name="co23" style:family="table-column">
      <style:table-column-properties fo:break-before="auto" style:column-width="13.04pt"/>
    </style:style>
    <style:style style:name="co24" style:family="table-column">
      <style:table-column-properties fo:break-before="auto" style:column-width="20.75pt"/>
    </style:style>
    <style:style style:name="co25" style:family="table-column">
      <style:table-column-properties fo:break-before="auto" style:column-width="21.34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9.4pt" fo:break-before="auto" style:use-optimal-row-height="false"/>
    </style:style>
    <style:style style:name="ro7" style:family="table-row">
      <style:table-row-properties style:row-height="72.11pt" fo:break-before="auto" style:use-optimal-row-height="false"/>
    </style:style>
    <style:style style:name="ro8" style:family="table-row">
      <style:table-row-properties style:row-height="80.76pt" fo:break-before="auto" style:use-optimal-row-height="false"/>
    </style:style>
    <style:style style:name="ro9" style:family="table-row">
      <style:table-row-properties style:row-height="24.21pt" fo:break-before="auto" style:use-optimal-row-height="false"/>
    </style:style>
    <style:style style:name="ro10" style:family="table-row">
      <style:table-row-properties style:row-height="25.94pt" fo:break-before="auto" style:use-optimal-row-height="false"/>
    </style:style>
    <style:style style:name="ro11" style:family="table-row">
      <style:table-row-properties style:row-height="55.96pt" fo:break-before="auto" style:use-optimal-row-height="false"/>
    </style:style>
    <style:style style:name="ro12" style:family="table-row">
      <style:table-row-properties style:row-height="23.64pt" fo:break-before="auto" style:use-optimal-row-height="true"/>
    </style:style>
    <style:style style:name="ro13" style:family="table-row">
      <style:table-row-properties style:row-height="35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Calibri" fo:font-size="11pt" fo:font-weight="bold" style:font-name-asian="Noto Sans CJK SC Regular" style:font-size-asian="11pt" style:font-weight-asian="bold" style:font-name-complex="FreeSans" style:font-size-complex="11pt" style:font-weight-complex="bold"/>
    </style:style>
    <style:style style:name="ce16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end" fo:margin-left="0p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24" style:family="table-cell" style:parent-style-name="Default" style:data-style-name="N99">
      <style:table-cell-properties style:text-align-source="fix" style:repeat-content="false" fo:wrap-option="wrap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8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normal" style:font-weight-asian="normal" style:font-weight-complex="normal"/>
    </style:style>
    <style:style style:name="ce33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pt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3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38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FinalGr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5" table:default-cell-style-name="Default"/>
        <table:table-row table:style-name="ro1">
          <table:table-cell table:style-name="ce1" table:formula="of:=[$weights.$F$1]" office:value-type="string" office:string-value="DS Sciprog Exam" calcext:value-type="string" table:number-columns-spanned="2" table:number-rows-spanned="1">
            <text:p>DS Sciprog Exam</text:p>
          </table:table-cell>
          <table:covered-table-cell table:style-name="ce4"/>
          <table:table-cell table:style-name="ce5" table:formula="of:=[$weights.$F$2]" office:value-type="string" office:string-value="June 5th, 2019" calcext:value-type="string" table:number-columns-spanned="3" table:number-rows-spanned="1">
            <text:p>June 5th, 2019</text:p>
          </table:table-cell>
          <table:covered-table-cell/>
          <table:covered-table-cell table:style-name="ce6"/>
          <table:table-cell table:style-name="ce6" table:number-columns-repeated="3"/>
        </table:table-row>
        <table:table-row table:style-name="ro2">
          <table:table-cell table:style-name="ce2" table:number-columns-repeated="3"/>
          <table:table-cell table:number-columns-repeated="5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lgolab grade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&quot;DetailedGrades.B&quot; &amp; 3 + [$weights.$B$1]*3  + ([$weights.$B$1] * (ROW()-4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</table:table>
      <table:table table:name="DetailedGrades" table:style-name="ta1">
        <office:forms form:automatic-focus="false" form:apply-design-mode="false"/>
        <table:table-column table:style-name="co5" table:default-cell-style-name="Default"/>
        <table:table-column table:style-name="co5" table:default-cell-style-name="ce12"/>
        <table:table-column table:style-name="co6" table:default-cell-style-name="ce9"/>
        <table:table-column table:style-name="co7" table:default-cell-style-name="ce12"/>
        <table:table-column table:style-name="co8" table:default-cell-style-name="ce13"/>
        <table:table-column table:style-name="co9" table:default-cell-style-name="ce1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0"/>
        <table:table-column table:style-name="co14" table:default-cell-style-name="ce31"/>
        <table:table-column table:style-name="co15" table:default-cell-style-name="ce25"/>
        <table:table-column table:style-name="co16" table:default-cell-style-name="ce36"/>
        <table:table-column table:style-name="co17" table:default-cell-style-name="ce13"/>
        <table:table-column table:style-name="co18" table:default-cell-style-name="Default"/>
        <table:table-column table:style-name="co4" table:number-columns-repeated="1009" table:default-cell-style-name="Default"/>
        <table:table-row table:style-name="ro3">
          <table:table-cell table:style-name="ce7" office:value-type="string" calcext:value-type="string">
            <text:p>Passed Students:</text:p>
          </table:table-cell>
          <table:table-cell table:style-name="ce7" table:formula="of:=CONCATENATE(COUNTIF([.D3:.D10000]; &quot;=PASSED&quot;); &quot;/&quot;; COUNTIF([.B3:.B10000];&quot;&lt;&gt;''&quot;))" office:value-type="string" office:string-value="2/3" calcext:value-type="string">
            <text:p>2/3</text:p>
          </table:table-cell>
          <table:table-cell table:style-name="Default"/>
          <table:table-cell table:style-name="ce16" office:value-type="string" calcext:value-type="string">
            <text:p>AVERAGE AMONG PASSED</text:p>
          </table:table-cell>
          <table:table-cell table:style-name="ce18" table:formula="of:=AVERAGEIF([.D3:.D10000]; &quot;=PASSED&quot;;[.E3:.E10000])" office:value-type="float" office:value="23.5" calcext:value-type="float">
            <text:p>23.5</text:p>
          </table:table-cell>
          <table:table-cell table:style-name="ce23"/>
          <table:table-cell table:number-columns-repeated="3"/>
          <table:table-cell table:style-name="ce9"/>
          <table:table-cell table:style-name="ce30"/>
          <table:table-cell table:style-name="ce26"/>
          <table:table-cell table:style-name="ce9"/>
          <table:table-cell table:style-name="ce11"/>
          <table:table-cell table:style-name="ce9" table:number-columns-repeated="1010"/>
        </table:table-row>
        <table:table-row table:style-name="ro4">
          <table:table-cell table:style-name="ce8" table:formula="of:=&quot;Points max=&quot; &amp; [$weights.$B$2]" office:value-type="string" office:string-value="Points max=39" calcext:value-type="string">
            <text:p>Points max=39</text:p>
          </table:table-cell>
          <table:table-cell table:style-name="ce8" office:value-type="string" calcext:value-type="string">
            <text:p>Name</text:p>
          </table:table-cell>
          <table:table-cell table:style-name="ce14" office:value-type="string" calcext:value-type="string">
            <text:p>ID</text:p>
          </table:table-cell>
          <table:table-cell table:style-name="ce8" office:value-type="string" calcext:value-type="string">
            <text:p>Result</text:p>
          </table:table-cell>
          <table:table-cell table:style-name="ce8" office:value-type="string" calcext:value-type="string">
            <text:p>Grade</text:p>
          </table:table-cell>
          <table:table-cell table:style-name="ce8" office:value-type="string" calcext:value-type="string">
            <text:p>L</text:p>
          </table:table-cell>
          <table:table-cell table:style-name="ce14"/>
          <table:table-cell table:style-name="ce14" office:value-type="string" calcext:value-type="string">
            <text:p>Percentage</text:p>
          </table:table-cell>
          <table:table-cell table:style-name="ce14" office:value-type="string" calcext:value-type="string" table:number-columns-spanned="2" table:number-rows-spanned="1">
            <text:p>Points</text:p>
          </table:table-cell>
          <table:covered-table-cell table:style-name="ce14"/>
          <table:table-cell table:style-name="ce8" office:value-type="string" calcext:value-type="string">
            <text:p>Passed tests?</text:p>
          </table:table-cell>
          <table:table-cell table:style-name="ce8" office:value-type="string" calcext:value-type="string">
            <text:p>Notes</text:p>
          </table:table-cell>
          <table:table-cell table:style-name="Default" table:number-columns-repeated="2"/>
          <table:table-cell table:style-name="ce37" table:number-columns-repeated="2"/>
          <table:table-cell table:style-name="ce14" table:number-columns-repeated="1008"/>
        </table:table-row>
        <table:table-row table:style-name="ro5">
          <table:table-cell table:style-name="ce9" table:formula="of:=SUM([.I3:.I8])" office:value-type="float" office:value="27" calcext:value-type="float">
            <text:p>27</text:p>
          </table:table-cell>
          <table:table-cell table:style-name="ce11" office:value-type="string" calcext:value-type="string">
            <text:p>Mario</text:p>
          </table:table-cell>
          <table:table-cell table:style-name="ce15" office:value-type="float" office:value="112233" calcext:value-type="float">
            <text:p>112233</text:p>
          </table:table-cell>
          <table:table-cell table:style-name="ce17" table:formula="of:=IF([.E3]&gt;=[$weights.$F$3];&quot;PASSED&quot;; &quot;NOT PASSED&quot;)" office:value-type="string" office:string-value="PASSED" calcext:value-type="string">
            <text:p>PASSED</text:p>
          </table:table-cell>
          <table:table-cell table:style-name="ce19" table:formula="of:= IF([.A3]&gt;30; &quot;30&quot;; ROUND([.A3]))" office:value-type="float" office:value="27" calcext:value-type="float">
            <text:p>27</text:p>
          </table:table-cell>
          <table:table-cell table:style-name="ce24" table:formula="of:=IF([.A3]=[$weights.$B$2];&quot;L&quot;; &quot;&quot;)">
            <text:p/>
          </table:table-cell>
          <table:table-cell table:formula="of:=OFFSET([$weights.$A3]; - [$weights.$B$1] * QUOTIENT(ROW()-3; [$weights.$B$1]); 0)" office:value-type="string" office:string-value="1 leap year" calcext:value-type="string">
            <text:p>1 leap year</text:p>
          </table:table-cell>
          <table:table-cell table:style-name="ce28" office:value-type="percentage" office:value="0.75" calcext:value-type="percentage">
            <text:p>75.00%</text:p>
          </table:table-cell>
          <table:table-cell table:style-name="ce29" table:formula="of:=[.H3]*OFFSET([$weights.$B3]; - [$weights.$B$1] * QUOTIENT(ROW()-3; [$weights.$B$1]); 0)" office:value-type="float" office:value="3" calcext:value-type="float">
            <text:p>3</text:p>
          </table:table-cell>
          <table:table-cell table:formula="of:=&quot;/ &quot; &amp; OFFSET([$weights.$B3]; - [$weights.$B$1] * QUOTIENT(ROW()-3; [$weights.$B$1]); 0)" office:value-type="string" office:string-value="/ 4" calcext:value-type="string">
            <text:p>/ 4</text:p>
          </table:table-cell>
          <table:table-cell table:style-name="ce10" office:value-type="string" calcext:value-type="string">
            <text:p>y</text:p>
          </table:table-cell>
          <table:table-cell table:style-name="ce32"/>
          <table:table-cell table:style-name="Default" table:number-columns-repeated="2"/>
          <table:table-cell table:style-name="ce9" table:number-columns-repeated="1010"/>
        </table:table-row>
        <table:table-row table:style-name="ro2">
          <table:table-cell table:style-name="ce10"/>
          <table:table-cell table:number-columns-repeated="2"/>
          <table:table-cell table:style-name="ce13"/>
          <table:table-cell table:style-name="ce20"/>
          <table:table-cell table:style-name="ce25"/>
          <table:table-cell table:formula="of:=OFFSET([$weights.$A4]; - [$weights.$B$1] * QUOTIENT(ROW()-3; [$weights.$B$1]); 0)" office:value-type="string" office:string-value="2 full_date" calcext:value-type="string">
            <text:p>2 full_date</text:p>
          </table:table-cell>
          <table:table-cell table:style-name="ce28" office:value-type="percentage" office:value="0" calcext:value-type="percentage">
            <text:p>0.00%</text:p>
          </table:table-cell>
          <table:table-cell table:style-name="ce29" table:formula="of:=[.H4]*OFFSET([$weights.$B4]; - [$weights.$B$1] * QUOTIENT(ROW()-3; [$weights.$B$1]); 0)" office:value-type="float" office:value="0" calcext:value-type="float">
            <text:p>0</text:p>
          </table:table-cell>
          <table:table-cell table:formula="of:=&quot;/ &quot; &amp; OFFSET([$weights.$B4]; - [$weights.$B$1] * QUOTIENT(ROW()-3; [$weights.$B$1]); 0)" office:value-type="string" office:string-value="/ 10" calcext:value-type="string">
            <text:p>/ 10</text:p>
          </table:table-cell>
          <table:table-cell table:style-name="ce10" office:value-type="string" calcext:value-type="string">
            <text:p>n</text:p>
          </table:table-cell>
          <table:table-cell table:style-name="ce32"/>
          <table:table-cell table:style-name="Default" table:number-columns-repeated="2"/>
          <table:table-cell table:style-name="ce9" table:number-columns-repeated="1010"/>
        </table:table-row>
        <table:table-row table:style-name="ro2">
          <table:table-cell table:style-name="ce10"/>
          <table:table-cell table:style-name="ce11"/>
          <table:table-cell/>
          <table:table-cell table:style-name="ce11"/>
          <table:table-cell table:style-name="ce21"/>
          <table:table-cell table:style-name="ce26"/>
          <table:table-cell table:formula="of:=OFFSET([$weights.$A5]; - [$weights.$B$1] * QUOTIENT(ROW()-3; [$weights.$B$1]); 0)" office:value-type="string" office:string-value="3 partial_date" calcext:value-type="string">
            <text:p>3 partial_date</text:p>
          </table:table-cell>
          <table:table-cell table:style-name="ce28" office:value-type="percentage" office:value="1" calcext:value-type="percentage">
            <text:p>100.00%</text:p>
          </table:table-cell>
          <table:table-cell table:style-name="ce29" table:formula="of:=[.H5]*OFFSET([$weights.$B5]; - [$weights.$B$1] * QUOTIENT(ROW()-3; [$weights.$B$1]); 0)" office:value-type="float" office:value="9" calcext:value-type="float">
            <text:p>9</text:p>
          </table:table-cell>
          <table:table-cell table:formula="of:=&quot;/ &quot; &amp; OFFSET([$weights.$B5]; - [$weights.$B$1] * QUOTIENT(ROW()-3; [$weights.$B$1]); 0)" office:value-type="string" office:string-value="/ 9" calcext:value-type="string">
            <text:p>/ 9</text:p>
          </table:table-cell>
          <table:table-cell table:style-name="ce10" office:value-type="string" calcext:value-type="string">
            <text:p>n</text:p>
          </table:table-cell>
          <table:table-cell table:style-name="ce32"/>
          <table:table-cell table:style-name="Default" table:number-columns-repeated="2"/>
          <table:table-cell table:style-name="ce9" table:number-columns-repeated="1010"/>
        </table:table-row>
        <table:table-row table:style-name="ro2">
          <table:table-cell table:style-name="ce10"/>
          <table:table-cell table:style-name="ce11"/>
          <table:table-cell/>
          <table:table-cell table:style-name="ce11"/>
          <table:table-cell table:style-name="ce21"/>
          <table:table-cell table:style-name="ce26"/>
          <table:table-cell table:formula="of:=OFFSET([$weights.$A6]; - [$weights.$B$1] * QUOTIENT(ROW()-3; [$weights.$B$1]); 0)" office:value-type="string" office:string-value="4 partial_dates_and" calcext:value-type="string">
            <text:p>4 partial_dates_and</text:p>
          </table:table-cell>
          <table:table-cell table:style-name="ce28" office:value-type="percentage" office:value="1" calcext:value-type="percentage">
            <text:p>100.00%</text:p>
          </table:table-cell>
          <table:table-cell table:style-name="ce29" table:formula="of:=[.H6]*OFFSET([$weights.$B6]; - [$weights.$B$1] * QUOTIENT(ROW()-3; [$weights.$B$1]); 0)" office:value-type="float" office:value="9" calcext:value-type="float">
            <text:p>9</text:p>
          </table:table-cell>
          <table:table-cell table:formula="of:=&quot;/ &quot; &amp; OFFSET([$weights.$B6]; - [$weights.$B$1] * QUOTIENT(ROW()-3; [$weights.$B$1]); 0)" office:value-type="string" office:string-value="/ 9" calcext:value-type="string">
            <text:p>/ 9</text:p>
          </table:table-cell>
          <table:table-cell table:style-name="ce10" office:value-type="string" calcext:value-type="string">
            <text:p>n</text:p>
          </table:table-cell>
          <table:table-cell table:style-name="ce32"/>
          <table:table-cell table:style-name="Default" table:number-columns-repeated="2"/>
          <table:table-cell table:style-name="ce9" table:number-columns-repeated="1010"/>
        </table:table-row>
        <table:table-row table:style-name="ro2">
          <table:table-cell table:style-name="ce10"/>
          <table:table-cell table:style-name="ce11"/>
          <table:table-cell/>
          <table:table-cell table:style-name="ce11"/>
          <table:table-cell table:style-name="ce21"/>
          <table:table-cell table:style-name="ce26"/>
          <table:table-cell table:formula="of:=OFFSET([$weights.$A7]; - [$weights.$B$1] * QUOTIENT(ROW()-3; [$weights.$B$1]); 0)" office:value-type="string" office:string-value="5 fake_news" calcext:value-type="string">
            <text:p>5 fake_news</text:p>
          </table:table-cell>
          <table:table-cell table:style-name="ce28" office:value-type="percentage" office:value="1" calcext:value-type="percentage">
            <text:p>100.00%</text:p>
          </table:table-cell>
          <table:table-cell table:style-name="ce29" table:formula="of:=[.H7]*OFFSET([$weights.$B7]; - [$weights.$B$1] * QUOTIENT(ROW()-3; [$weights.$B$1]); 0)" office:value-type="float" office:value="6" calcext:value-type="float">
            <text:p>6</text:p>
          </table:table-cell>
          <table:table-cell table:formula="of:=&quot;/ &quot; &amp; OFFSET([$weights.$B7]; - [$weights.$B$1] * QUOTIENT(ROW()-3; [$weights.$B$1]); 0)" office:value-type="string" office:string-value="/ 6" calcext:value-type="string">
            <text:p>/ 6</text:p>
          </table:table-cell>
          <table:table-cell table:style-name="ce10" office:value-type="string" calcext:value-type="string">
            <text:p>n</text:p>
          </table:table-cell>
          <table:table-cell table:style-name="ce32"/>
          <table:table-cell table:style-name="Default" table:number-columns-repeated="2"/>
          <table:table-cell table:style-name="ce9" table:number-columns-repeated="1010"/>
        </table:table-row>
        <table:table-row table:style-name="ro2">
          <table:table-cell table:style-name="ce10"/>
          <table:table-cell table:style-name="ce13"/>
          <table:table-cell table:style-name="Default" table:number-columns-repeated="2"/>
          <table:table-cell table:style-name="ce22"/>
          <table:table-cell table:style-name="ce3"/>
          <table:table-cell table:formula="of:=OFFSET([$weights.$A8]; - [$weights.$B$1] * QUOTIENT(ROW()-3; [$weights.$B$1]); 0)" office:value-type="string" office:string-value="style bonus" calcext:value-type="string">
            <text:p>style bonus</text:p>
          </table:table-cell>
          <table:table-cell table:style-name="ce28" office:value-type="percentage" office:value="0" calcext:value-type="percentage">
            <text:p>0.00%</text:p>
          </table:table-cell>
          <table:table-cell table:style-name="ce29" table:formula="of:=[.H8]*OFFSET([$weights.$B8]; - [$weights.$B$1] * QUOTIENT(ROW()-3; [$weights.$B$1]); 0)" office:value-type="float" office:value="0" calcext:value-type="float">
            <text:p>0</text:p>
          </table:table-cell>
          <table:table-cell table:formula="of:=&quot;/ &quot; &amp; OFFSET([$weights.$B8]; - [$weights.$B$1] * QUOTIENT(ROW()-3; [$weights.$B$1]); 0)" office:value-type="string" office:string-value="/ 1" calcext:value-type="string">
            <text:p>/ 1</text:p>
          </table:table-cell>
          <table:table-cell table:style-name="ce10" office:value-type="string" calcext:value-type="string">
            <text:p>n</text:p>
          </table:table-cell>
          <table:table-cell table:style-name="ce32"/>
          <table:table-cell table:style-name="Default" table:number-columns-repeated="2"/>
          <table:table-cell table:style-name="ce9" table:number-columns-repeated="1010"/>
        </table:table-row>
        <table:table-row table:style-name="ro4">
          <table:table-cell table:style-name="ce9" table:formula="of:=SUM([.I9:.I14])" office:value-type="float" office:value="9.2" calcext:value-type="float">
            <text:p>9.2</text:p>
          </table:table-cell>
          <table:table-cell table:style-name="ce11" office:value-type="string" calcext:value-type="string">
            <text:p>Luigi</text:p>
          </table:table-cell>
          <table:table-cell table:style-name="ce15" office:value-type="float" office:value="123456" calcext:value-type="float">
            <text:p>123456</text:p>
          </table:table-cell>
          <table:table-cell table:style-name="ce17" table:formula="of:=IF([.E9]&gt;=[$weights.$F$3];&quot;PASSED&quot;; &quot;NOT PASSED&quot;)" office:value-type="string" office:string-value="NOT PASSED" calcext:value-type="string">
            <text:p>NOT PASSED</text:p>
          </table:table-cell>
          <table:table-cell table:style-name="ce19" table:formula="of:= IF([.A9]&gt;30; &quot;30&quot;; ROUND([.A9]))" office:value-type="float" office:value="9" calcext:value-type="float">
            <text:p>9</text:p>
          </table:table-cell>
          <table:table-cell table:style-name="ce24" table:formula="of:=IF([.A9]=[$weights.$B$2];&quot;L&quot;; &quot;&quot;)">
            <text:p/>
          </table:table-cell>
          <table:table-cell table:formula="of:=OFFSET([$weights.$A9]; - [$weights.$B$1] * QUOTIENT(ROW()-3; [$weights.$B$1]); 0)" office:value-type="string" office:string-value="1 leap year" calcext:value-type="string">
            <text:p>1 leap year</text:p>
          </table:table-cell>
          <table:table-cell table:style-name="ce28" office:value-type="percentage" office:value="0.75" calcext:value-type="percentage">
            <text:p>75.00%</text:p>
          </table:table-cell>
          <table:table-cell table:style-name="ce29" table:formula="of:=[.H9]*OFFSET([$weights.$B9]; - [$weights.$B$1] * QUOTIENT(ROW()-3; [$weights.$B$1]); 0)" office:value-type="float" office:value="3" calcext:value-type="float">
            <text:p>3</text:p>
          </table:table-cell>
          <table:table-cell table:formula="of:=&quot;/ &quot; &amp; OFFSET([$weights.$B9]; - [$weights.$B$1] * QUOTIENT(ROW()-3; [$weights.$B$1]); 0)" office:value-type="string" office:string-value="/ 4" calcext:value-type="string">
            <text:p>/ 4</text:p>
          </table:table-cell>
          <table:table-cell table:style-name="ce10" office:value-type="string" calcext:value-type="string">
            <text:p>y</text:p>
          </table:table-cell>
          <table:table-cell table:style-name="ce32"/>
          <table:table-cell table:style-name="Default" table:number-columns-repeated="2"/>
          <table:table-cell table:style-name="ce9" table:number-columns-repeated="1010"/>
        </table:table-row>
        <table:table-row table:style-name="ro2">
          <table:table-cell table:style-name="ce9"/>
          <table:table-cell table:style-name="ce11"/>
          <table:table-cell/>
          <table:table-cell table:style-name="ce11"/>
          <table:table-cell table:style-name="ce21"/>
          <table:table-cell table:style-name="ce26"/>
          <table:table-cell table:formula="of:=OFFSET([$weights.$A10]; - [$weights.$B$1] * QUOTIENT(ROW()-3; [$weights.$B$1]); 0)" office:value-type="string" office:string-value="2 full_date" calcext:value-type="string">
            <text:p>2 full_date</text:p>
          </table:table-cell>
          <table:table-cell table:style-name="ce28" office:value-type="percentage" office:value="0.5" calcext:value-type="percentage">
            <text:p>50.00%</text:p>
          </table:table-cell>
          <table:table-cell table:style-name="ce29" table:formula="of:=[.H10]*OFFSET([$weights.$B10]; - [$weights.$B$1] * QUOTIENT(ROW()-3; [$weights.$B$1]); 0)" office:value-type="float" office:value="5" calcext:value-type="float">
            <text:p>5</text:p>
          </table:table-cell>
          <table:table-cell table:formula="of:=&quot;/ &quot; &amp; OFFSET([$weights.$B10]; - [$weights.$B$1] * QUOTIENT(ROW()-3; [$weights.$B$1]); 0)" office:value-type="string" office:string-value="/ 10" calcext:value-type="string">
            <text:p>/ 10</text:p>
          </table:table-cell>
          <table:table-cell table:style-name="ce10" office:value-type="string" calcext:value-type="string">
            <text:p>n</text:p>
          </table:table-cell>
          <table:table-cell table:style-name="ce32"/>
          <table:table-cell table:style-name="Default" table:number-columns-repeated="2"/>
          <table:table-cell table:style-name="ce9" table:number-columns-repeated="1010"/>
        </table:table-row>
        <table:table-row table:style-name="ro2">
          <table:table-cell table:style-name="ce9"/>
          <table:table-cell table:style-name="ce11"/>
          <table:table-cell/>
          <table:table-cell table:style-name="ce11"/>
          <table:table-cell table:style-name="ce21"/>
          <table:table-cell table:style-name="ce26"/>
          <table:table-cell table:formula="of:=OFFSET([$weights.$A11]; - [$weights.$B$1] * QUOTIENT(ROW()-3; [$weights.$B$1]); 0)" office:value-type="string" office:string-value="3 partial_date" calcext:value-type="string">
            <text:p>3 partial_date</text:p>
          </table:table-cell>
          <table:table-cell table:style-name="ce28" office:value-type="percentage" office:value="0" calcext:value-type="percentage">
            <text:p>0.00%</text:p>
          </table:table-cell>
          <table:table-cell table:style-name="ce29" table:formula="of:=[.H11]*OFFSET([$weights.$B11]; - [$weights.$B$1] * QUOTIENT(ROW()-3; [$weights.$B$1]); 0)" office:value-type="float" office:value="0" calcext:value-type="float">
            <text:p>0</text:p>
          </table:table-cell>
          <table:table-cell table:formula="of:=&quot;/ &quot; &amp; OFFSET([$weights.$B11]; - [$weights.$B$1] * QUOTIENT(ROW()-3; [$weights.$B$1]); 0)" office:value-type="string" office:string-value="/ 9" calcext:value-type="string">
            <text:p>/ 9</text:p>
          </table:table-cell>
          <table:table-cell table:style-name="ce10" office:value-type="string" calcext:value-type="string">
            <text:p>n</text:p>
          </table:table-cell>
          <table:table-cell table:style-name="ce32"/>
          <table:table-cell table:style-name="ce10"/>
          <table:table-cell table:style-name="Default"/>
          <table:table-cell table:style-name="ce9" table:number-columns-repeated="1010"/>
        </table:table-row>
        <table:table-row table:style-name="ro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 table:formula="of:=OFFSET([$weights.$A12]; - [$weights.$B$1] * QUOTIENT(ROW()-3; [$weights.$B$1]); 0)" office:value-type="string" office:string-value="4 partial_dates_and" calcext:value-type="string">
            <text:p>4 partial_dates_and</text:p>
          </table:table-cell>
          <table:table-cell table:style-name="ce28" office:value-type="percentage" office:value="0" calcext:value-type="percentage">
            <text:p>0.00%</text:p>
          </table:table-cell>
          <table:table-cell table:style-name="ce29" table:formula="of:=[.H12]*OFFSET([$weights.$B12]; - [$weights.$B$1] * QUOTIENT(ROW()-3; [$weights.$B$1]); 0)" office:value-type="float" office:value="0" calcext:value-type="float">
            <text:p>0</text:p>
          </table:table-cell>
          <table:table-cell table:formula="of:=&quot;/ &quot; &amp; OFFSET([$weights.$B12]; - [$weights.$B$1] * QUOTIENT(ROW()-3; [$weights.$B$1]); 0)" office:value-type="string" office:string-value="/ 9" calcext:value-type="string">
            <text:p>/ 9</text:p>
          </table:table-cell>
          <table:table-cell table:style-name="ce10" office:value-type="string" calcext:value-type="string">
            <text:p>n</text:p>
          </table:table-cell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 table:formula="of:=OFFSET([$weights.$A13]; - [$weights.$B$1] * QUOTIENT(ROW()-3; [$weights.$B$1]); 0)" office:value-type="string" office:string-value="5 fake_news" calcext:value-type="string">
            <text:p>5 fake_news</text:p>
          </table:table-cell>
          <table:table-cell table:style-name="ce28" office:value-type="percentage" office:value="0.2" calcext:value-type="percentage">
            <text:p>20.00%</text:p>
          </table:table-cell>
          <table:table-cell table:style-name="ce29" table:formula="of:=[.H13]*OFFSET([$weights.$B13]; - [$weights.$B$1] * QUOTIENT(ROW()-3; [$weights.$B$1]); 0)" office:value-type="float" office:value="1.2" calcext:value-type="float">
            <text:p>1.2</text:p>
          </table:table-cell>
          <table:table-cell table:formula="of:=&quot;/ &quot; &amp; OFFSET([$weights.$B13]; - [$weights.$B$1] * QUOTIENT(ROW()-3; [$weights.$B$1]); 0)" office:value-type="string" office:string-value="/ 6" calcext:value-type="string">
            <text:p>/ 6</text:p>
          </table:table-cell>
          <table:table-cell table:style-name="ce10" office:value-type="string" calcext:value-type="string">
            <text:p>--</text:p>
          </table:table-cell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3"/>
          <table:table-cell table:style-name="Default" table:number-columns-repeated="2"/>
          <table:table-cell table:style-name="ce22"/>
          <table:table-cell table:style-name="ce3"/>
          <table:table-cell table:formula="of:=OFFSET([$weights.$A14]; - [$weights.$B$1] * QUOTIENT(ROW()-3; [$weights.$B$1]); 0)" office:value-type="string" office:string-value="style bonus" calcext:value-type="string">
            <text:p>style bonus</text:p>
          </table:table-cell>
          <table:table-cell table:style-name="ce28" office:value-type="percentage" office:value="0" calcext:value-type="percentage">
            <text:p>0.00%</text:p>
          </table:table-cell>
          <table:table-cell table:style-name="ce29" table:formula="of:=[.H14]*OFFSET([$weights.$B14]; - [$weights.$B$1] * QUOTIENT(ROW()-3; [$weights.$B$1]); 0)" office:value-type="float" office:value="0" calcext:value-type="float">
            <text:p>0</text:p>
          </table:table-cell>
          <table:table-cell table:formula="of:=&quot;/ &quot; &amp; OFFSET([$weights.$B14]; - [$weights.$B$1] * QUOTIENT(ROW()-3; [$weights.$B$1]); 0)" office:value-type="string" office:string-value="/ 1" calcext:value-type="string">
            <text:p>/ 1</text:p>
          </table:table-cell>
          <table:table-cell table:style-name="ce10" office:value-type="string" calcext:value-type="string">
            <text:p>n</text:p>
          </table:table-cell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6">
          <table:table-cell table:style-name="ce9" table:formula="of:=SUM([.I15:.I20])" office:value-type="float" office:value="20" calcext:value-type="float">
            <text:p>20</text:p>
          </table:table-cell>
          <table:table-cell table:style-name="ce11" office:value-type="string" calcext:value-type="string">
            <text:p>Bowser</text:p>
          </table:table-cell>
          <table:table-cell table:style-name="ce15" office:value-type="float" office:value="666666" calcext:value-type="float">
            <text:p>666666</text:p>
          </table:table-cell>
          <table:table-cell table:style-name="ce17" table:formula="of:=IF([.E15]&gt;=[$weights.$F$3];&quot;PASSED&quot;; &quot;NOT PASSED&quot;)" office:value-type="string" office:string-value="PASSED" calcext:value-type="string">
            <text:p>PASSED</text:p>
          </table:table-cell>
          <table:table-cell table:style-name="ce19" table:formula="of:= IF([.A15]&gt;30; &quot;30&quot;; ROUND([.A15]))" office:value-type="float" office:value="20" calcext:value-type="float">
            <text:p>20</text:p>
          </table:table-cell>
          <table:table-cell table:style-name="ce24" table:formula="of:=IF([.A15]=[$weights.$B$2];&quot;L&quot;; &quot;&quot;)">
            <text:p/>
          </table:table-cell>
          <table:table-cell table:formula="of:=OFFSET([$weights.$A15]; - [$weights.$B$1] * QUOTIENT(ROW()-3; [$weights.$B$1]); 0)" office:value-type="string" office:string-value="1 leap year" calcext:value-type="string">
            <text:p>1 leap year</text:p>
          </table:table-cell>
          <table:table-cell table:style-name="ce28" office:value-type="percentage" office:value="0.5" calcext:value-type="percentage">
            <text:p>50.00%</text:p>
          </table:table-cell>
          <table:table-cell table:style-name="ce29" table:formula="of:=[.H15]*OFFSET([$weights.$B15]; - [$weights.$B$1] * QUOTIENT(ROW()-3; [$weights.$B$1]); 0)" office:value-type="float" office:value="2" calcext:value-type="float">
            <text:p>2</text:p>
          </table:table-cell>
          <table:table-cell table:formula="of:=&quot;/ &quot; &amp; OFFSET([$weights.$B15]; - [$weights.$B$1] * QUOTIENT(ROW()-3; [$weights.$B$1]); 0)" office:value-type="string" office:string-value="/ 4" calcext:value-type="string">
            <text:p>/ 4</text:p>
          </table:table-cell>
          <table:table-cell table:style-name="ce10" office:value-type="string" calcext:value-type="string">
            <text:p>y</text:p>
          </table:table-cell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 table:style-name="ce9"/>
          <table:table-cell table:style-name="ce11"/>
          <table:table-cell/>
          <table:table-cell table:style-name="ce11"/>
          <table:table-cell table:style-name="ce21"/>
          <table:table-cell table:style-name="ce26"/>
          <table:table-cell table:formula="of:=OFFSET([$weights.$A16]; - [$weights.$B$1] * QUOTIENT(ROW()-3; [$weights.$B$1]); 0)" office:value-type="string" office:string-value="2 full_date" calcext:value-type="string">
            <text:p>2 full_date</text:p>
          </table:table-cell>
          <table:table-cell table:style-name="ce28" office:value-type="percentage" office:value="0" calcext:value-type="percentage">
            <text:p>0.00%</text:p>
          </table:table-cell>
          <table:table-cell table:style-name="ce29" table:formula="of:=[.H16]*OFFSET([$weights.$B16]; - [$weights.$B$1] * QUOTIENT(ROW()-3; [$weights.$B$1]); 0)" office:value-type="float" office:value="0" calcext:value-type="float">
            <text:p>0</text:p>
          </table:table-cell>
          <table:table-cell table:formula="of:=&quot;/ &quot; &amp; OFFSET([$weights.$B16]; - [$weights.$B$1] * QUOTIENT(ROW()-3; [$weights.$B$1]); 0)" office:value-type="string" office:string-value="/ 10" calcext:value-type="string">
            <text:p>/ 10</text:p>
          </table:table-cell>
          <table:table-cell table:style-name="ce10" office:value-type="string" calcext:value-type="string">
            <text:p>y</text:p>
          </table:table-cell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7">
          <table:table-cell table:style-name="ce9"/>
          <table:table-cell table:style-name="ce11"/>
          <table:table-cell/>
          <table:table-cell table:style-name="ce11"/>
          <table:table-cell table:style-name="ce21"/>
          <table:table-cell table:style-name="ce26"/>
          <table:table-cell table:formula="of:=OFFSET([$weights.$A17]; - [$weights.$B$1] * QUOTIENT(ROW()-3; [$weights.$B$1]); 0)" office:value-type="string" office:string-value="3 partial_date" calcext:value-type="string">
            <text:p>3 partial_date</text:p>
          </table:table-cell>
          <table:table-cell table:style-name="ce28" office:value-type="percentage" office:value="1" calcext:value-type="percentage">
            <text:p>100.00%</text:p>
          </table:table-cell>
          <table:table-cell table:style-name="ce29" table:formula="of:=[.H17]*OFFSET([$weights.$B17]; - [$weights.$B$1] * QUOTIENT(ROW()-3; [$weights.$B$1]); 0)" office:value-type="float" office:value="9" calcext:value-type="float">
            <text:p>9</text:p>
          </table:table-cell>
          <table:table-cell table:formula="of:=&quot;/ &quot; &amp; OFFSET([$weights.$B17]; - [$weights.$B$1] * QUOTIENT(ROW()-3; [$weights.$B$1]); 0)" office:value-type="string" office:string-value="/ 9" calcext:value-type="string">
            <text:p>/ 9</text:p>
          </table:table-cell>
          <table:table-cell table:style-name="ce10" office:value-type="string" calcext:value-type="string">
            <text:p>n</text:p>
          </table:table-cell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 table:formula="of:=OFFSET([$weights.$A18]; - [$weights.$B$1] * QUOTIENT(ROW()-3; [$weights.$B$1]); 0)" office:value-type="string" office:string-value="4 partial_dates_and" calcext:value-type="string">
            <text:p>4 partial_dates_and</text:p>
          </table:table-cell>
          <table:table-cell table:style-name="ce28" office:value-type="percentage" office:value="1" calcext:value-type="percentage">
            <text:p>100.00%</text:p>
          </table:table-cell>
          <table:table-cell table:style-name="ce29" table:formula="of:=[.H18]*OFFSET([$weights.$B18]; - [$weights.$B$1] * QUOTIENT(ROW()-3; [$weights.$B$1]); 0)" office:value-type="float" office:value="9" calcext:value-type="float">
            <text:p>9</text:p>
          </table:table-cell>
          <table:table-cell table:formula="of:=&quot;/ &quot; &amp; OFFSET([$weights.$B18]; - [$weights.$B$1] * QUOTIENT(ROW()-3; [$weights.$B$1]); 0)" office:value-type="string" office:string-value="/ 9" calcext:value-type="string">
            <text:p>/ 9</text:p>
          </table:table-cell>
          <table:table-cell table:style-name="ce10" office:value-type="string" calcext:value-type="string">
            <text:p>n</text:p>
          </table:table-cell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 table:formula="of:=OFFSET([$weights.$A19]; - [$weights.$B$1] * QUOTIENT(ROW()-3; [$weights.$B$1]); 0)" office:value-type="string" office:string-value="5 fake_news" calcext:value-type="string">
            <text:p>5 fake_news</text:p>
          </table:table-cell>
          <table:table-cell table:style-name="ce28" office:value-type="percentage" office:value="0" calcext:value-type="percentage">
            <text:p>0.00%</text:p>
          </table:table-cell>
          <table:table-cell table:style-name="ce29" table:formula="of:=[.H19]*OFFSET([$weights.$B19]; - [$weights.$B$1] * QUOTIENT(ROW()-3; [$weights.$B$1]); 0)" office:value-type="float" office:value="0" calcext:value-type="float">
            <text:p>0</text:p>
          </table:table-cell>
          <table:table-cell table:formula="of:=&quot;/ &quot; &amp; OFFSET([$weights.$B19]; - [$weights.$B$1] * QUOTIENT(ROW()-3; [$weights.$B$1]); 0)" office:value-type="string" office:string-value="/ 6" calcext:value-type="string">
            <text:p>/ 6</text:p>
          </table:table-cell>
          <table:table-cell table:style-name="ce10" office:value-type="string" calcext:value-type="string">
            <text:p>n</text:p>
          </table:table-cell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3"/>
          <table:table-cell table:style-name="Default" table:number-columns-repeated="2"/>
          <table:table-cell table:style-name="ce22"/>
          <table:table-cell table:style-name="ce3"/>
          <table:table-cell table:formula="of:=OFFSET([$weights.$A20]; - [$weights.$B$1] * QUOTIENT(ROW()-3; [$weights.$B$1]); 0)" office:value-type="string" office:string-value="style bonus" calcext:value-type="string">
            <text:p>style bonus</text:p>
          </table:table-cell>
          <table:table-cell table:style-name="ce28" office:value-type="percentage" office:value="0" calcext:value-type="percentage">
            <text:p>0.00%</text:p>
          </table:table-cell>
          <table:table-cell table:style-name="ce29" table:formula="of:=[.H20]*OFFSET([$weights.$B20]; - [$weights.$B$1] * QUOTIENT(ROW()-3; [$weights.$B$1]); 0)" office:value-type="float" office:value="0" calcext:value-type="float">
            <text:p>0</text:p>
          </table:table-cell>
          <table:table-cell table:formula="of:=&quot;/ &quot; &amp; OFFSET([$weights.$B20]; - [$weights.$B$1] * QUOTIENT(ROW()-3; [$weights.$B$1]); 0)" office:value-type="string" office:string-value="/ 1" calcext:value-type="string">
            <text:p>/ 1</text:p>
          </table:table-cell>
          <table:table-cell table:style-name="ce10" office:value-type="string" calcext:value-type="string">
            <text:p>n</text:p>
          </table:table-cell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5">
          <table:table-cell table:style-name="ce9"/>
          <table:table-cell table:style-name="ce11"/>
          <table:table-cell table:style-name="ce15"/>
          <table:table-cell table:style-name="ce17"/>
          <table:table-cell table:style-name="ce19"/>
          <table:table-cell table:style-name="ce24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 table:number-rows-repeated="2">
          <table:table-cell table:style-name="ce9"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3"/>
          <table:table-cell table:style-name="Default" table:number-columns-repeated="2"/>
          <table:table-cell table:style-name="ce22"/>
          <table:table-cell table:style-name="ce3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5">
          <table:table-cell table:style-name="ce9"/>
          <table:table-cell table:style-name="ce11"/>
          <table:table-cell table:style-name="ce15"/>
          <table:table-cell table:style-name="ce17"/>
          <table:table-cell table:style-name="ce19"/>
          <table:table-cell table:style-name="ce24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 table:number-rows-repeated="2">
          <table:table-cell table:style-name="ce9"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3"/>
          <table:table-cell table:style-name="Default" table:number-columns-repeated="2"/>
          <table:table-cell table:style-name="ce22"/>
          <table:table-cell table:style-name="ce3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 table:style-name="ce9"/>
          <table:table-cell table:style-name="ce11"/>
          <table:table-cell/>
          <table:table-cell table:style-name="ce17"/>
          <table:table-cell table:style-name="ce19"/>
          <table:table-cell table:style-name="ce24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11"/>
          <table:table-cell table:style-name="ce15"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Default"/>
          <table:table-cell table:style-name="ce22"/>
          <table:table-cell table:style-name="ce3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 table:style-name="ce9"/>
          <table:table-cell table:style-name="ce11"/>
          <table:table-cell/>
          <table:table-cell table:style-name="ce17"/>
          <table:table-cell table:style-name="ce19"/>
          <table:table-cell table:style-name="ce24"/>
          <table:table-cell/>
          <table:table-cell table:style-name="ce28"/>
          <table:table-cell table:style-name="ce29"/>
          <table:table-cell/>
          <table:table-cell table:style-name="ce10"/>
          <table:table-cell table:style-name="ce33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3"/>
          <table:table-cell table:style-name="ce10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11"/>
          <table:table-cell table:style-name="ce15"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3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3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Default"/>
          <table:table-cell table:style-name="ce22"/>
          <table:table-cell table:style-name="ce3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 table:style-name="ce9"/>
          <table:table-cell table:style-name="ce11"/>
          <table:table-cell/>
          <table:table-cell table:style-name="ce17"/>
          <table:table-cell table:style-name="ce19"/>
          <table:table-cell table:style-name="ce24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11"/>
          <table:table-cell table:style-name="ce15"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Default"/>
          <table:table-cell table:style-name="ce22"/>
          <table:table-cell table:style-name="ce3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 table:style-name="ce9"/>
          <table:table-cell table:style-name="ce11"/>
          <table:table-cell/>
          <table:table-cell table:style-name="ce17"/>
          <table:table-cell table:style-name="ce19"/>
          <table:table-cell table:style-name="ce24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11"/>
          <table:table-cell table:style-name="ce15"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Default"/>
          <table:table-cell table:style-name="ce22"/>
          <table:table-cell table:style-name="ce3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 table:style-name="ce9"/>
          <table:table-cell table:style-name="ce11"/>
          <table:table-cell/>
          <table:table-cell table:style-name="ce17"/>
          <table:table-cell table:style-name="ce19"/>
          <table:table-cell table:style-name="ce24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11"/>
          <table:table-cell table:style-name="ce15"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Default"/>
          <table:table-cell table:style-name="ce22"/>
          <table:table-cell table:style-name="ce3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 table:style-name="ce9"/>
          <table:table-cell table:style-name="ce11"/>
          <table:table-cell/>
          <table:table-cell table:style-name="ce17"/>
          <table:table-cell table:style-name="ce19"/>
          <table:table-cell table:style-name="ce24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4"/>
          <table:table-cell table:style-name="ce10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11"/>
          <table:table-cell table:style-name="ce15"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Default"/>
          <table:table-cell table:style-name="ce22"/>
          <table:table-cell table:style-name="ce3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 table:style-name="ce9"/>
          <table:table-cell table:style-name="ce11"/>
          <table:table-cell/>
          <table:table-cell table:style-name="ce17"/>
          <table:table-cell table:style-name="ce19"/>
          <table:table-cell table:style-name="ce24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11"/>
          <table:table-cell table:style-name="ce15"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Default"/>
          <table:table-cell table:style-name="ce22"/>
          <table:table-cell table:style-name="ce3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 table:style-name="ce9"/>
          <table:table-cell table:style-name="ce11"/>
          <table:table-cell/>
          <table:table-cell table:style-name="ce17"/>
          <table:table-cell table:style-name="ce19"/>
          <table:table-cell table:style-name="ce24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11"/>
          <table:table-cell table:style-name="ce15"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Default"/>
          <table:table-cell table:style-name="ce22"/>
          <table:table-cell table:style-name="ce3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 table:style-name="ce9"/>
          <table:table-cell table:style-name="ce11"/>
          <table:table-cell/>
          <table:table-cell table:style-name="ce17"/>
          <table:table-cell table:style-name="ce19"/>
          <table:table-cell table:style-name="ce24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11"/>
          <table:table-cell table:style-name="ce15"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10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Default"/>
          <table:table-cell table:style-name="ce22"/>
          <table:table-cell table:style-name="ce3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9"/>
          <table:table-cell table:style-name="ce11"/>
          <table:table-cell/>
          <table:table-cell table:style-name="ce17"/>
          <table:table-cell table:style-name="ce19"/>
          <table:table-cell table:style-name="ce24"/>
          <table:table-cell/>
          <table:table-cell table:style-name="ce28"/>
          <table:table-cell table:style-name="ce29"/>
          <table:table-cell/>
          <table:table-cell table:style-name="ce10"/>
          <table:table-cell table:style-name="ce34"/>
          <table:table-cell table:style-name="Default" table:number-columns-repeated="2"/>
          <table:table-cell table:number-columns-repeated="1010"/>
        </table:table-row>
        <table:table-row table:style-name="ro8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Default" table:number-columns-repeated="2"/>
          <table:table-cell table:number-columns-repeated="1010"/>
        </table:table-row>
        <table:table-row table:style-name="ro5">
          <table:table-cell/>
          <table:table-cell table:style-name="ce11"/>
          <table:table-cell table:style-name="ce15"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Default" table:number-columns-repeated="2"/>
          <table:table-cell table:number-columns-repeated="1010"/>
        </table:table-row>
        <table:table-row table:style-name="ro2" table:number-rows-repeated="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Default"/>
          <table:table-cell table:style-name="ce22"/>
          <table:table-cell table:style-name="ce3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9"/>
          <table:table-cell table:style-name="ce11"/>
          <table:table-cell/>
          <table:table-cell table:style-name="ce17"/>
          <table:table-cell table:style-name="ce19"/>
          <table:table-cell table:style-name="ce24"/>
          <table:table-cell/>
          <table:table-cell table:style-name="ce28"/>
          <table:table-cell table:style-name="ce29"/>
          <table:table-cell/>
          <table:table-cell table:style-name="ce10"/>
          <table:table-cell table:style-name="ce34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Default" table:number-columns-repeated="2"/>
          <table:table-cell table:number-columns-repeated="1010"/>
        </table:table-row>
        <table:table-row table:style-name="ro9">
          <table:table-cell/>
          <table:table-cell table:style-name="ce11"/>
          <table:table-cell table:style-name="ce15"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Default" table:number-columns-repeated="2"/>
          <table:table-cell table:number-columns-repeated="1010"/>
        </table:table-row>
        <table:table-row table:style-name="ro10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Default"/>
          <table:table-cell table:style-name="ce22"/>
          <table:table-cell table:style-name="ce3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9"/>
          <table:table-cell table:style-name="ce11"/>
          <table:table-cell/>
          <table:table-cell table:style-name="ce17"/>
          <table:table-cell table:style-name="ce19"/>
          <table:table-cell table:style-name="ce24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Default" table:number-columns-repeated="2"/>
          <table:table-cell table:number-columns-repeated="1010"/>
        </table:table-row>
        <table:table-row table:style-name="ro11">
          <table:table-cell/>
          <table:table-cell table:style-name="ce11"/>
          <table:table-cell table:style-name="ce15"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Default" table:number-columns-repeated="2"/>
          <table:table-cell table:number-columns-repeated="1010"/>
        </table:table-row>
        <table:table-row table:style-name="ro2" table:number-rows-repeated="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Default"/>
          <table:table-cell table:style-name="ce22"/>
          <table:table-cell table:style-name="ce3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9"/>
          <table:table-cell table:style-name="ce11"/>
          <table:table-cell/>
          <table:table-cell table:style-name="ce17"/>
          <table:table-cell table:style-name="ce19"/>
          <table:table-cell table:style-name="ce24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Default" table:number-columns-repeated="2"/>
          <table:table-cell table:number-columns-repeated="1010"/>
        </table:table-row>
        <table:table-row table:style-name="ro5">
          <table:table-cell/>
          <table:table-cell table:style-name="ce11"/>
          <table:table-cell table:style-name="ce15"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Default" table:number-columns-repeated="2"/>
          <table:table-cell table:number-columns-repeated="1010"/>
        </table:table-row>
        <table:table-row table:style-name="ro2" table:number-rows-repeated="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Default"/>
          <table:table-cell table:style-name="ce22"/>
          <table:table-cell table:style-name="ce3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9"/>
          <table:table-cell table:style-name="ce11"/>
          <table:table-cell/>
          <table:table-cell table:style-name="ce17"/>
          <table:table-cell table:style-name="ce19"/>
          <table:table-cell table:style-name="ce24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35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35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11"/>
          <table:table-cell table:style-name="ce15"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35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35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Default"/>
          <table:table-cell table:style-name="ce22"/>
          <table:table-cell table:style-name="ce3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35"/>
          <table:table-cell table:style-name="Default"/>
          <table:table-cell table:number-columns-repeated="1010"/>
        </table:table-row>
        <table:table-row table:style-name="ro2">
          <table:table-cell table:style-name="ce9"/>
          <table:table-cell table:style-name="ce11"/>
          <table:table-cell/>
          <table:table-cell table:style-name="ce17"/>
          <table:table-cell table:style-name="ce19"/>
          <table:table-cell table:style-name="ce24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35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35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11"/>
          <table:table-cell table:style-name="ce15"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35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35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Default"/>
          <table:table-cell table:style-name="ce22"/>
          <table:table-cell table:style-name="ce3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35"/>
          <table:table-cell table:style-name="Default"/>
          <table:table-cell table:number-columns-repeated="1010"/>
        </table:table-row>
        <table:table-row table:style-name="ro2">
          <table:table-cell table:style-name="ce9"/>
          <table:table-cell table:style-name="ce11"/>
          <table:table-cell/>
          <table:table-cell table:style-name="ce17"/>
          <table:table-cell table:style-name="ce19"/>
          <table:table-cell table:style-name="ce24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35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35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11"/>
          <table:table-cell table:style-name="ce15"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35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35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Default"/>
          <table:table-cell table:style-name="ce22"/>
          <table:table-cell table:style-name="ce3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35"/>
          <table:table-cell table:style-name="Default"/>
          <table:table-cell table:number-columns-repeated="1010"/>
        </table:table-row>
        <table:table-row table:style-name="ro2">
          <table:table-cell table:style-name="ce9"/>
          <table:table-cell table:style-name="ce11"/>
          <table:table-cell/>
          <table:table-cell table:style-name="ce17"/>
          <table:table-cell table:style-name="ce19"/>
          <table:table-cell table:style-name="ce24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35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35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11"/>
          <table:table-cell table:style-name="ce15"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35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35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Default"/>
          <table:table-cell table:style-name="ce22"/>
          <table:table-cell table:style-name="ce3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35"/>
          <table:table-cell table:style-name="Default"/>
          <table:table-cell table:number-columns-repeated="1010"/>
        </table:table-row>
        <table:table-row table:style-name="ro2">
          <table:table-cell table:style-name="ce9"/>
          <table:table-cell table:style-name="ce11"/>
          <table:table-cell/>
          <table:table-cell table:style-name="ce17"/>
          <table:table-cell table:style-name="ce19"/>
          <table:table-cell table:style-name="ce24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35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35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11"/>
          <table:table-cell table:style-name="ce15"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35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 table:style-name="ce35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Default"/>
          <table:table-cell table:style-name="ce22"/>
          <table:table-cell table:style-name="ce3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/>
          <table:table-cell table:style-name="ce35"/>
          <table:table-cell table:number-columns-repeated="1010"/>
        </table:table-row>
        <table:table-row table:style-name="ro2">
          <table:table-cell table:style-name="ce9"/>
          <table:table-cell table:style-name="ce11"/>
          <table:table-cell/>
          <table:table-cell table:style-name="ce17"/>
          <table:table-cell table:style-name="ce19"/>
          <table:table-cell table:style-name="ce24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/>
          <table:table-cell table:style-name="ce35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/>
          <table:table-cell table:style-name="ce35"/>
          <table:table-cell table:number-columns-repeated="1010"/>
        </table:table-row>
        <table:table-row table:style-name="ro5">
          <table:table-cell/>
          <table:table-cell table:style-name="ce11"/>
          <table:table-cell table:style-name="ce15"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/>
          <table:table-cell table:style-name="ce35"/>
          <table:table-cell table:number-columns-repeated="1010"/>
        </table:table-row>
        <table:table-row table:style-name="ro2" table:number-rows-repeated="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/>
          <table:table-cell table:style-name="ce35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Default"/>
          <table:table-cell table:style-name="ce22"/>
          <table:table-cell table:style-name="ce3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/>
          <table:table-cell table:style-name="ce35"/>
          <table:table-cell table:number-columns-repeated="1010"/>
        </table:table-row>
        <table:table-row table:style-name="ro2">
          <table:table-cell table:style-name="ce9"/>
          <table:table-cell table:style-name="ce11"/>
          <table:table-cell/>
          <table:table-cell table:style-name="ce17"/>
          <table:table-cell table:style-name="ce19"/>
          <table:table-cell table:style-name="ce27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/>
          <table:table-cell table:style-name="ce35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/>
          <table:table-cell table:style-name="ce35"/>
          <table:table-cell table:number-columns-repeated="1010"/>
        </table:table-row>
        <table:table-row table:style-name="ro5">
          <table:table-cell/>
          <table:table-cell table:style-name="ce11"/>
          <table:table-cell table:style-name="ce15"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/>
          <table:table-cell table:style-name="ce35"/>
          <table:table-cell table:number-columns-repeated="1010"/>
        </table:table-row>
        <table:table-row table:style-name="ro2" table:number-rows-repeated="2">
          <table:table-cell/>
          <table:table-cell table:style-name="ce11"/>
          <table:table-cell/>
          <table:table-cell table:style-name="ce11"/>
          <table:table-cell table:style-name="ce21"/>
          <table:table-cell table:style-name="ce26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/>
          <table:table-cell table:style-name="ce35"/>
          <table:table-cell table:number-columns-repeated="1010"/>
        </table:table-row>
        <table:table-row table:style-name="ro2">
          <table:table-cell/>
          <table:table-cell table:style-name="ce11"/>
          <table:table-cell/>
          <table:table-cell table:style-name="Default"/>
          <table:table-cell table:style-name="ce22"/>
          <table:table-cell table:style-name="ce3"/>
          <table:table-cell/>
          <table:table-cell table:style-name="ce28"/>
          <table:table-cell table:style-name="ce29"/>
          <table:table-cell/>
          <table:table-cell table:style-name="ce10"/>
          <table:table-cell table:style-name="ce32"/>
          <table:table-cell/>
          <table:table-cell table:style-name="ce35"/>
          <table:table-cell table:number-columns-repeated="1010"/>
        </table:table-row>
        <table:table-row table:style-name="ro2" table:number-rows-repeated="4">
          <table:table-cell table:number-columns-repeated="3"/>
          <table:table-cell table:style-name="ce11"/>
          <table:table-cell table:style-name="ce20"/>
          <table:table-cell table:style-name="ce25"/>
          <table:table-cell table:style-name="ce9" table:number-columns-repeated="2"/>
          <table:table-cell table:number-columns-repeated="2"/>
          <table:table-cell table:style-name="ce10"/>
          <table:table-cell table:style-name="ce32"/>
          <table:table-cell/>
          <table:table-cell table:style-name="ce35"/>
          <table:table-cell table:number-columns-repeated="1010"/>
        </table:table-row>
        <table:table-row table:style-name="ro2" table:number-rows-repeated="19">
          <table:table-cell table:number-columns-repeated="3"/>
          <table:table-cell table:style-name="ce11"/>
          <table:table-cell table:style-name="ce20"/>
          <table:table-cell/>
          <table:table-cell table:style-name="ce9" table:number-columns-repeated="2"/>
          <table:table-cell table:number-columns-repeated="2"/>
          <table:table-cell table:style-name="ce10"/>
          <table:table-cell table:style-name="ce32"/>
          <table:table-cell/>
          <table:table-cell table:style-name="ce35"/>
          <table:table-cell table:number-columns-repeated="1010"/>
        </table:table-row>
        <table:table-row table:style-name="ro2" table:number-rows-repeated="114">
          <table:table-cell table:number-columns-repeated="3"/>
          <table:table-cell table:style-name="ce11"/>
          <table:table-cell table:number-columns-repeated="2"/>
          <table:table-cell table:style-name="ce9" table:number-columns-repeated="2"/>
          <table:table-cell table:number-columns-repeated="2"/>
          <table:table-cell table:style-name="ce10"/>
          <table:table-cell table:style-name="ce32"/>
          <table:table-cell/>
          <table:table-cell table:style-name="ce35"/>
          <table:table-cell table:number-columns-repeated="1010"/>
        </table:table-row>
        <table:table-row table:style-name="ro2" table:number-rows-repeated="29">
          <table:table-cell table:number-columns-repeated="10"/>
          <table:table-cell table:style-name="ce10"/>
          <table:table-cell table:style-name="ce32"/>
          <table:table-cell/>
          <table:table-cell table:style-name="ce35"/>
          <table:table-cell table:number-columns-repeated="1010"/>
        </table:table-row>
        <table:table-row table:style-name="ro2">
          <table:table-cell table:number-columns-repeated="10"/>
          <table:table-cell table:style-name="ce10"/>
          <table:table-cell table:number-columns-repeated="2"/>
          <table:table-cell table:style-name="ce35"/>
          <table:table-cell table:number-columns-repeated="1010"/>
        </table:table-row>
        <table:table-row table:style-name="ro2" table:number-rows-repeated="167">
          <table:table-cell table:number-columns-repeated="13"/>
          <table:table-cell table:style-name="ce35"/>
          <table:table-cell table:number-columns-repeated="1010"/>
        </table:table-row>
        <table:table-row table:style-name="ro2" table:number-rows-repeated="10480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ights" table:style-name="ta1">
        <office:forms form:automatic-focus="false" form:apply-design-mode="false"/>
        <table:table-column table:style-name="co19" table:default-cell-style-name="Default"/>
        <table:table-column table:style-name="co4" table:number-columns-repeated="5" table:default-cell-style-name="Default"/>
        <table:table-column table:style-name="co4" table:default-cell-style-name="ce39"/>
        <table:table-column table:style-name="co4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number-columns-repeated="2" table:default-cell-style-name="Default"/>
        <table:table-column table:style-name="co24" table:default-cell-style-name="Default"/>
        <table:table-column table:style-name="co25" table:default-cell-style-name="ce39"/>
        <table:table-column table:style-name="co4" table:number-columns-repeated="2" table:default-cell-style-name="Default"/>
        <table:table-row table:style-name="ro2">
          <table:table-cell table:style-name="ce2" office:value-type="string" calcext:value-type="string">
            <text:p>Exercises</text:p>
          </table:table-cell>
          <table:table-cell table:style-name="ce2" table:formula="of:=COUNT([.B3:.B100])" office:value-type="float" office:value="6" calcext:value-type="float">
            <text:p>6</text:p>
          </table:table-cell>
          <table:table-cell table:number-columns-repeated="2"/>
          <table:table-cell table:style-name="ce2" office:value-type="string" calcext:value-type="string">
            <text:p>Exam name</text:p>
          </table:table-cell>
          <table:table-cell table:style-name="ce2" office:value-type="string" calcext:value-type="string">
            <text:p>DS Sciprog Exam</text:p>
          </table:table-cell>
          <table:table-cell table:style-name="ce38"/>
          <table:table-cell table:number-columns-repeated="12"/>
        </table:table-row>
        <table:table-row table:style-name="ro12">
          <table:table-cell table:style-name="ce2" office:value-type="string" calcext:value-type="string">
            <text:p>Total</text:p>
          </table:table-cell>
          <table:table-cell table:style-name="ce2" table:formula="of:=SUM([.B3:.B100])" office:value-type="float" office:value="39" calcext:value-type="float">
            <text:p>39</text:p>
          </table:table-cell>
          <table:table-cell table:style-name="ce2" table:formula="of:=SUM([.C3:.C9]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June 5<text:span text:style-name="T1">th</text:span>, 2019</text:p>
          </table:table-cell>
          <table:table-cell table:style-name="ce38"/>
          <table:table-cell table:style-name="ce8" table:formula="of:=CONCATENATE(&quot;Points max=&quot;;[$weights.$B$2])" office:value-type="string" office:string-value="Points max=39" calcext:value-type="string">
            <text:p>Points max=39</text:p>
          </table:table-cell>
          <table:table-cell table:style-name="ce8" office:value-type="string" calcext:value-type="string">
            <text:p>Name</text:p>
          </table:table-cell>
          <table:table-cell table:style-name="ce14" office:value-type="string" calcext:value-type="string">
            <text:p>ID</text:p>
          </table:table-cell>
          <table:table-cell table:style-name="ce8" office:value-type="string" calcext:value-type="string">
            <text:p>Result</text:p>
          </table:table-cell>
          <table:table-cell table:style-name="ce8" office:value-type="string" calcext:value-type="string">
            <text:p>Grade</text:p>
          </table:table-cell>
          <table:table-cell table:style-name="ce8" office:value-type="string" calcext:value-type="string">
            <text:p>L</text:p>
          </table:table-cell>
          <table:table-cell table:style-name="ce14"/>
          <table:table-cell table:style-name="ce14" office:value-type="string" calcext:value-type="string">
            <text:p>Percentage</text:p>
          </table:table-cell>
          <table:table-cell table:style-name="ce14" office:value-type="string" calcext:value-type="string" table:number-columns-spanned="2" table:number-rows-spanned="1">
            <text:p>Points</text:p>
          </table:table-cell>
          <table:covered-table-cell table:style-name="ce40"/>
          <table:table-cell table:style-name="ce8" table:number-columns-repeated="2"/>
        </table:table-row>
        <table:table-row table:style-name="ro13">
          <table:table-cell office:value-type="string" calcext:value-type="string">
            <text:p>1 leap yea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Min to pass</text:p>
          </table:table-cell>
          <table:table-cell table:style-name="ce2" office:value-type="float" office:value="18" calcext:value-type="float">
            <text:p>18</text:p>
          </table:table-cell>
          <table:table-cell/>
          <table:table-cell table:style-name="ce9" table:formula="of:=SUM([.P3:.P8])" office:value-type="float" office:value="20.8" calcext:value-type="float">
            <text:p>20.8</text:p>
          </table:table-cell>
          <table:table-cell table:style-name="ce11" office:value-type="string" calcext:value-type="string">
            <text:p>The Sufficient Guy</text:p>
          </table:table-cell>
          <table:table-cell table:style-name="ce31"/>
          <table:table-cell table:style-name="ce17" table:formula="of:=IF([.L3]&gt;=[.$E$1];&quot;PASSED&quot;; &quot;NOT PASSED&quot;)" office:value-type="string" office:string-value="NOT PASSED" calcext:value-type="string">
            <text:p>NOT PASSED</text:p>
          </table:table-cell>
          <table:table-cell table:style-name="ce19" table:formula="of:= IF([.H3]&gt;30; &quot;30&quot;; ROUND([.H3]))" office:value-type="float" office:value="21" calcext:value-type="float">
            <text:p>21</text:p>
          </table:table-cell>
          <table:table-cell table:style-name="ce24" table:formula="of:=IF([.H3]=[$weights.$B$2];&quot;L&quot;; &quot;&quot;)">
            <text:p/>
          </table:table-cell>
          <table:table-cell table:formula="of:=OFFSET([$weights.$A3]; - [$weights.$B$1] * QUOTIENT(ROW()-3; [$weights.$B$1]); 0)" office:value-type="string" office:string-value="1 leap year" calcext:value-type="string">
            <text:p>1 leap year</text:p>
          </table:table-cell>
          <table:table-cell table:style-name="ce28" office:value-type="percentage" office:value="1" calcext:value-type="percentage">
            <text:p>100.00%</text:p>
          </table:table-cell>
          <table:table-cell table:style-name="ce29" table:formula="of:=[.O3]*OFFSET([$weights.$B3]; - [$weights.$B$1] * QUOTIENT(ROW()-3; [$weights.$B$1]); 0)" office:value-type="float" office:value="4" calcext:value-type="float">
            <text:p>4</text:p>
          </table:table-cell>
          <table:table-cell table:style-name="ce41" table:formula="of:=CONCATENATE(&quot;/ &quot;; OFFSET([$weights.$B3]; - [$weights.$B$1] * QUOTIENT(ROW()-3; [$weights.$B$1]); 0))" office:value-type="string" office:string-value="/ 4" calcext:value-type="string">
            <text:p>/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 full_date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9"/>
          <table:table-cell table:style-name="ce11"/>
          <table:table-cell table:style-name="ce31"/>
          <table:table-cell table:style-name="ce11"/>
          <table:table-cell table:style-name="ce21"/>
          <table:table-cell table:style-name="ce26"/>
          <table:table-cell table:formula="of:=OFFSET([$weights.$A4]; - [$weights.$B$1] * QUOTIENT(ROW()-3; [$weights.$B$1]); 0)" office:value-type="string" office:string-value="2 full_date" calcext:value-type="string">
            <text:p>2 full_date</text:p>
          </table:table-cell>
          <table:table-cell table:style-name="ce28" office:value-type="percentage" office:value="0.8" calcext:value-type="percentage">
            <text:p>80.00%</text:p>
          </table:table-cell>
          <table:table-cell table:style-name="ce29" table:formula="of:=[.O4]*OFFSET([$weights.$B4]; - [$weights.$B$1] * QUOTIENT(ROW()-3; [$weights.$B$1]); 0)" office:value-type="float" office:value="8" calcext:value-type="float">
            <text:p>8</text:p>
          </table:table-cell>
          <table:table-cell table:style-name="ce41" table:formula="of:=CONCATENATE(&quot;/ &quot;; OFFSET([$weights.$B4]; - [$weights.$B$1] * QUOTIENT(ROW()-3; [$weights.$B$1]); 0))" office:value-type="string" office:string-value="/ 10" calcext:value-type="string">
            <text:p>/ 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rtial_date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style-name="ce9"/>
          <table:table-cell table:style-name="ce11"/>
          <table:table-cell table:style-name="ce31"/>
          <table:table-cell table:style-name="ce11"/>
          <table:table-cell table:style-name="ce21"/>
          <table:table-cell table:style-name="ce26"/>
          <table:table-cell table:formula="of:=OFFSET([$weights.$A5]; - [$weights.$B$1] * QUOTIENT(ROW()-3; [$weights.$B$1]); 0)" office:value-type="string" office:string-value="3 partial_date" calcext:value-type="string">
            <text:p>3 partial_date</text:p>
          </table:table-cell>
          <table:table-cell table:style-name="ce28" office:value-type="percentage" office:value="0.2" calcext:value-type="percentage">
            <text:p>20.00%</text:p>
          </table:table-cell>
          <table:table-cell table:style-name="ce29" table:formula="of:=[.O5]*OFFSET([$weights.$B5]; - [$weights.$B$1] * QUOTIENT(ROW()-3; [$weights.$B$1]); 0)" office:value-type="float" office:value="1.8" calcext:value-type="float">
            <text:p>1.8</text:p>
          </table:table-cell>
          <table:table-cell table:style-name="ce41" table:formula="of:=CONCATENATE(&quot;/ &quot;; OFFSET([$weights.$B5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 partial_dates_and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style-name="ce9"/>
          <table:table-cell table:style-name="ce11"/>
          <table:table-cell table:style-name="ce31"/>
          <table:table-cell table:style-name="ce11"/>
          <table:table-cell table:style-name="ce21"/>
          <table:table-cell table:style-name="ce26"/>
          <table:table-cell table:formula="of:=OFFSET([$weights.$A6]; - [$weights.$B$1] * QUOTIENT(ROW()-3; [$weights.$B$1]); 0)" office:value-type="string" office:string-value="4 partial_dates_and" calcext:value-type="string">
            <text:p>4 partial_dates_and</text:p>
          </table:table-cell>
          <table:table-cell table:style-name="ce28" office:value-type="percentage" office:value="0" calcext:value-type="percentage">
            <text:p>0.00%</text:p>
          </table:table-cell>
          <table:table-cell table:style-name="ce29" table:formula="of:=[.O6]*OFFSET([$weights.$B6]; - [$weights.$B$1] * QUOTIENT(ROW()-3; [$weights.$B$1]); 0)" office:value-type="float" office:value="0" calcext:value-type="float">
            <text:p>0</text:p>
          </table:table-cell>
          <table:table-cell table:style-name="ce41" table:formula="of:=CONCATENATE(&quot;/ &quot;; OFFSET([$weights.$B6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 fake_news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11"/>
          <table:table-cell table:style-name="ce31"/>
          <table:table-cell table:style-name="ce11"/>
          <table:table-cell table:style-name="ce21"/>
          <table:table-cell table:style-name="ce26"/>
          <table:table-cell table:formula="of:=OFFSET([$weights.$A7]; - [$weights.$B$1] * QUOTIENT(ROW()-3; [$weights.$B$1]); 0)" office:value-type="string" office:string-value="5 fake_news" calcext:value-type="string">
            <text:p>5 fake_news</text:p>
          </table:table-cell>
          <table:table-cell table:style-name="ce28" office:value-type="percentage" office:value="1" calcext:value-type="percentage">
            <text:p>100.00%</text:p>
          </table:table-cell>
          <table:table-cell table:style-name="ce29" table:formula="of:=[.O7]*OFFSET([$weights.$B7]; - [$weights.$B$1] * QUOTIENT(ROW()-3; [$weights.$B$1]); 0)" office:value-type="float" office:value="6" calcext:value-type="float">
            <text:p>6</text:p>
          </table:table-cell>
          <table:table-cell table:style-name="ce41" table:formula="of:=CONCATENATE(&quot;/ &quot;; OFFSET([$weights.$B7]; - [$weights.$B$1] * QUOTIENT(ROW()-3; [$weights.$B$1]); 0))" office:value-type="string" office:string-value="/ 6" calcext:value-type="string">
            <text:p>/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yle bonus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/>
          <table:table-cell table:style-name="ce13"/>
          <table:table-cell table:number-columns-repeated="2"/>
          <table:table-cell table:style-name="ce22"/>
          <table:table-cell table:style-name="ce3"/>
          <table:table-cell table:formula="of:=OFFSET([$weights.$A8]; - [$weights.$B$1] * QUOTIENT(ROW()-3; [$weights.$B$1]); 0)" office:value-type="string" office:string-value="style bonus" calcext:value-type="string">
            <text:p>style bonus</text:p>
          </table:table-cell>
          <table:table-cell table:style-name="ce28" office:value-type="percentage" office:value="1" calcext:value-type="percentage">
            <text:p>100.00%</text:p>
          </table:table-cell>
          <table:table-cell table:style-name="ce29" table:formula="of:=[.O8]*OFFSET([$weights.$B8]; - [$weights.$B$1] * QUOTIENT(ROW()-3; [$weights.$B$1]); 0)" office:value-type="float" office:value="1" calcext:value-type="float">
            <text:p>1</text:p>
          </table:table-cell>
          <table:table-cell table:style-name="ce41" table:formula="of:=CONCATENATE(&quot;/ &quot;; OFFSET([$weights.$B8]; - [$weights.$B$1] * QUOTIENT(ROW()-3; [$weights.$B$1]); 0))" office:value-type="string" office:string-value="/ 1" calcext:value-type="string">
            <text:p>/ 1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9" table:formula="of:=SUM([.P9:.P14])" office:value-type="float" office:value="25.3" calcext:value-type="float">
            <text:p>25.3</text:p>
          </table:table-cell>
          <table:table-cell table:style-name="ce11" office:value-type="string" calcext:value-type="string">
            <text:p>The Average Guy</text:p>
          </table:table-cell>
          <table:table-cell table:style-name="ce31"/>
          <table:table-cell table:style-name="ce17" table:formula="of:=IF([.L9]&gt;=[.$E$1];&quot;PASSED&quot;; &quot;NOT PASSED&quot;)" office:value-type="string" office:string-value="NOT PASSED" calcext:value-type="string">
            <text:p>NOT PASSED</text:p>
          </table:table-cell>
          <table:table-cell table:style-name="ce19" table:formula="of:= IF([.H9]&gt;30; &quot;30&quot;; ROUND([.H9]))" office:value-type="float" office:value="25" calcext:value-type="float">
            <text:p>25</text:p>
          </table:table-cell>
          <table:table-cell table:style-name="ce24" table:formula="of:=IF([.H9]=[$weights.$B$2];&quot;L&quot;; &quot;&quot;)">
            <text:p/>
          </table:table-cell>
          <table:table-cell table:formula="of:=OFFSET([$weights.$A9]; - [$weights.$B$1] * QUOTIENT(ROW()-3; [$weights.$B$1]); 0)" office:value-type="string" office:string-value="1 leap year" calcext:value-type="string">
            <text:p>1 leap year</text:p>
          </table:table-cell>
          <table:table-cell table:style-name="ce28" office:value-type="percentage" office:value="1" calcext:value-type="percentage">
            <text:p>100.00%</text:p>
          </table:table-cell>
          <table:table-cell table:style-name="ce29" table:formula="of:=[.O9]*OFFSET([$weights.$B9]; - [$weights.$B$1] * QUOTIENT(ROW()-3; [$weights.$B$1]); 0)" office:value-type="float" office:value="4" calcext:value-type="float">
            <text:p>4</text:p>
          </table:table-cell>
          <table:table-cell table:style-name="ce41" table:formula="of:=CONCATENATE(&quot;/ &quot;; OFFSET([$weights.$B9]; - [$weights.$B$1] * QUOTIENT(ROW()-3; [$weights.$B$1]); 0))" office:value-type="string" office:string-value="/ 4" calcext:value-type="string">
            <text:p>/ 4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1"/>
          <table:table-cell table:style-name="ce31"/>
          <table:table-cell table:style-name="ce11"/>
          <table:table-cell table:style-name="ce21"/>
          <table:table-cell table:style-name="ce26"/>
          <table:table-cell table:formula="of:=OFFSET([$weights.$A10]; - [$weights.$B$1] * QUOTIENT(ROW()-3; [$weights.$B$1]); 0)" office:value-type="string" office:string-value="2 full_date" calcext:value-type="string">
            <text:p>2 full_date</text:p>
          </table:table-cell>
          <table:table-cell table:style-name="ce28" office:value-type="percentage" office:value="0.8" calcext:value-type="percentage">
            <text:p>80.00%</text:p>
          </table:table-cell>
          <table:table-cell table:style-name="ce29" table:formula="of:=[.O10]*OFFSET([$weights.$B10]; - [$weights.$B$1] * QUOTIENT(ROW()-3; [$weights.$B$1]); 0)" office:value-type="float" office:value="8" calcext:value-type="float">
            <text:p>8</text:p>
          </table:table-cell>
          <table:table-cell table:style-name="ce41" table:formula="of:=CONCATENATE(&quot;/ &quot;; OFFSET([$weights.$B10]; - [$weights.$B$1] * QUOTIENT(ROW()-3; [$weights.$B$1]); 0))" office:value-type="string" office:string-value="/ 10" calcext:value-type="string">
            <text:p>/ 10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1"/>
          <table:table-cell table:style-name="ce31"/>
          <table:table-cell table:style-name="ce11"/>
          <table:table-cell table:style-name="ce21"/>
          <table:table-cell table:style-name="ce26"/>
          <table:table-cell table:formula="of:=OFFSET([$weights.$A11]; - [$weights.$B$1] * QUOTIENT(ROW()-3; [$weights.$B$1]); 0)" office:value-type="string" office:string-value="3 partial_date" calcext:value-type="string">
            <text:p>3 partial_date</text:p>
          </table:table-cell>
          <table:table-cell table:style-name="ce28" office:value-type="percentage" office:value="0.5" calcext:value-type="percentage">
            <text:p>50.00%</text:p>
          </table:table-cell>
          <table:table-cell table:style-name="ce29" table:formula="of:=[.O11]*OFFSET([$weights.$B11]; - [$weights.$B$1] * QUOTIENT(ROW()-3; [$weights.$B$1]); 0)" office:value-type="float" office:value="4.5" calcext:value-type="float">
            <text:p>4.5</text:p>
          </table:table-cell>
          <table:table-cell table:style-name="ce41" table:formula="of:=CONCATENATE(&quot;/ &quot;; OFFSET([$weights.$B11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1"/>
          <table:table-cell table:style-name="ce31"/>
          <table:table-cell table:style-name="ce11"/>
          <table:table-cell table:style-name="ce21"/>
          <table:table-cell table:style-name="ce26"/>
          <table:table-cell table:formula="of:=OFFSET([$weights.$A12]; - [$weights.$B$1] * QUOTIENT(ROW()-3; [$weights.$B$1]); 0)" office:value-type="string" office:string-value="4 partial_dates_and" calcext:value-type="string">
            <text:p>4 partial_dates_and</text:p>
          </table:table-cell>
          <table:table-cell table:style-name="ce28" office:value-type="percentage" office:value="0.2" calcext:value-type="percentage">
            <text:p>20.00%</text:p>
          </table:table-cell>
          <table:table-cell table:style-name="ce29" table:formula="of:=[.O12]*OFFSET([$weights.$B12]; - [$weights.$B$1] * QUOTIENT(ROW()-3; [$weights.$B$1]); 0)" office:value-type="float" office:value="1.8" calcext:value-type="float">
            <text:p>1.8</text:p>
          </table:table-cell>
          <table:table-cell table:style-name="ce41" table:formula="of:=CONCATENATE(&quot;/ &quot;; OFFSET([$weights.$B12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1"/>
          <table:table-cell table:style-name="ce31"/>
          <table:table-cell table:style-name="ce11"/>
          <table:table-cell table:style-name="ce21"/>
          <table:table-cell table:style-name="ce26"/>
          <table:table-cell table:formula="of:=OFFSET([$weights.$A13]; - [$weights.$B$1] * QUOTIENT(ROW()-3; [$weights.$B$1]); 0)" office:value-type="string" office:string-value="5 fake_news" calcext:value-type="string">
            <text:p>5 fake_news</text:p>
          </table:table-cell>
          <table:table-cell table:style-name="ce28" office:value-type="percentage" office:value="1" calcext:value-type="percentage">
            <text:p>100.00%</text:p>
          </table:table-cell>
          <table:table-cell table:style-name="ce29" table:formula="of:=[.O13]*OFFSET([$weights.$B13]; - [$weights.$B$1] * QUOTIENT(ROW()-3; [$weights.$B$1]); 0)" office:value-type="float" office:value="6" calcext:value-type="float">
            <text:p>6</text:p>
          </table:table-cell>
          <table:table-cell table:style-name="ce41" table:formula="of:=CONCATENATE(&quot;/ &quot;; OFFSET([$weights.$B13]; - [$weights.$B$1] * QUOTIENT(ROW()-3; [$weights.$B$1]); 0))" office:value-type="string" office:string-value="/ 6" calcext:value-type="string">
            <text:p>/ 6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3"/>
          <table:table-cell table:number-columns-repeated="2"/>
          <table:table-cell table:style-name="ce22"/>
          <table:table-cell table:style-name="ce3"/>
          <table:table-cell table:formula="of:=OFFSET([$weights.$A14]; - [$weights.$B$1] * QUOTIENT(ROW()-3; [$weights.$B$1]); 0)" office:value-type="string" office:string-value="style bonus" calcext:value-type="string">
            <text:p>style bonus</text:p>
          </table:table-cell>
          <table:table-cell table:style-name="ce28" office:value-type="percentage" office:value="1" calcext:value-type="percentage">
            <text:p>100.00%</text:p>
          </table:table-cell>
          <table:table-cell table:style-name="ce29" table:formula="of:=[.O14]*OFFSET([$weights.$B14]; - [$weights.$B$1] * QUOTIENT(ROW()-3; [$weights.$B$1]); 0)" office:value-type="float" office:value="1" calcext:value-type="float">
            <text:p>1</text:p>
          </table:table-cell>
          <table:table-cell table:style-name="ce41" table:formula="of:=CONCATENATE(&quot;/ &quot;; OFFSET([$weights.$B14]; - [$weights.$B$1] * QUOTIENT(ROW()-3; [$weights.$B$1]); 0))" office:value-type="string" office:string-value="/ 1" calcext:value-type="string">
            <text:p>/ 1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9" table:formula="of:=SUM([.P15:.P20])" office:value-type="float" office:value="39" calcext:value-type="float">
            <text:p>39</text:p>
          </table:table-cell>
          <table:table-cell table:style-name="ce11" office:value-type="string" calcext:value-type="string">
            <text:p>The Top Guy</text:p>
          </table:table-cell>
          <table:table-cell table:style-name="ce31"/>
          <table:table-cell table:style-name="ce17" table:formula="of:=IF([.L15]&gt;=[.$E$1];&quot;PASSED&quot;; &quot;NOT PASSED&quot;)" office:value-type="string" office:string-value="NOT PASSED" calcext:value-type="string">
            <text:p>NOT PASSED</text:p>
          </table:table-cell>
          <table:table-cell table:style-name="ce19" table:formula="of:= IF([.H15]&gt;30; &quot;30&quot;; ROUND([.H15]))" office:value-type="string" office:string-value="30" calcext:value-type="string">
            <text:p>30</text:p>
          </table:table-cell>
          <table:table-cell table:style-name="ce24" table:formula="of:=IF([.H15]=[$weights.$B$2];&quot;L&quot;; &quot;&quot;)" office:value-type="string" office:string-value="L" calcext:value-type="string">
            <text:p>L</text:p>
          </table:table-cell>
          <table:table-cell table:formula="of:=OFFSET([$weights.$A15]; - [$weights.$B$1] * QUOTIENT(ROW()-3; [$weights.$B$1]); 0)" office:value-type="string" office:string-value="1 leap year" calcext:value-type="string">
            <text:p>1 leap year</text:p>
          </table:table-cell>
          <table:table-cell table:style-name="ce28" office:value-type="percentage" office:value="1" calcext:value-type="percentage">
            <text:p>100.00%</text:p>
          </table:table-cell>
          <table:table-cell table:style-name="ce29" table:formula="of:=[.O15]*OFFSET([$weights.$B15]; - [$weights.$B$1] * QUOTIENT(ROW()-3; [$weights.$B$1]); 0)" office:value-type="float" office:value="4" calcext:value-type="float">
            <text:p>4</text:p>
          </table:table-cell>
          <table:table-cell table:style-name="ce41" table:formula="of:=CONCATENATE(&quot;/ &quot;; OFFSET([$weights.$B15]; - [$weights.$B$1] * QUOTIENT(ROW()-3; [$weights.$B$1]); 0))" office:value-type="string" office:string-value="/ 4" calcext:value-type="string">
            <text:p>/ 4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1"/>
          <table:table-cell table:style-name="ce31"/>
          <table:table-cell table:style-name="ce11"/>
          <table:table-cell table:style-name="ce21"/>
          <table:table-cell table:style-name="ce26"/>
          <table:table-cell table:formula="of:=OFFSET([$weights.$A16]; - [$weights.$B$1] * QUOTIENT(ROW()-3; [$weights.$B$1]); 0)" office:value-type="string" office:string-value="2 full_date" calcext:value-type="string">
            <text:p>2 full_date</text:p>
          </table:table-cell>
          <table:table-cell table:style-name="ce28" office:value-type="percentage" office:value="1" calcext:value-type="percentage">
            <text:p>100.00%</text:p>
          </table:table-cell>
          <table:table-cell table:style-name="ce29" table:formula="of:=[.O16]*OFFSET([$weights.$B16]; - [$weights.$B$1] * QUOTIENT(ROW()-3; [$weights.$B$1]); 0)" office:value-type="float" office:value="10" calcext:value-type="float">
            <text:p>10</text:p>
          </table:table-cell>
          <table:table-cell table:style-name="ce41" table:formula="of:=CONCATENATE(&quot;/ &quot;; OFFSET([$weights.$B16]; - [$weights.$B$1] * QUOTIENT(ROW()-3; [$weights.$B$1]); 0))" office:value-type="string" office:string-value="/ 10" calcext:value-type="string">
            <text:p>/ 10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style-name="ce11"/>
          <table:table-cell table:style-name="ce31"/>
          <table:table-cell table:style-name="ce11"/>
          <table:table-cell table:style-name="ce21"/>
          <table:table-cell table:style-name="ce26"/>
          <table:table-cell table:formula="of:=OFFSET([$weights.$A17]; - [$weights.$B$1] * QUOTIENT(ROW()-3; [$weights.$B$1]); 0)" office:value-type="string" office:string-value="3 partial_date" calcext:value-type="string">
            <text:p>3 partial_date</text:p>
          </table:table-cell>
          <table:table-cell table:style-name="ce28" office:value-type="percentage" office:value="1" calcext:value-type="percentage">
            <text:p>100.00%</text:p>
          </table:table-cell>
          <table:table-cell table:style-name="ce29" table:formula="of:=[.O17]*OFFSET([$weights.$B17]; - [$weights.$B$1] * QUOTIENT(ROW()-3; [$weights.$B$1]); 0)" office:value-type="float" office:value="9" calcext:value-type="float">
            <text:p>9</text:p>
          </table:table-cell>
          <table:table-cell table:style-name="ce41" table:formula="of:=CONCATENATE(&quot;/ &quot;; OFFSET([$weights.$B17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36"/>
          <table:table-cell table:style-name="ce11"/>
          <table:table-cell table:style-name="ce31"/>
          <table:table-cell table:style-name="ce11"/>
          <table:table-cell table:style-name="ce21"/>
          <table:table-cell table:style-name="ce26"/>
          <table:table-cell table:formula="of:=OFFSET([$weights.$A18]; - [$weights.$B$1] * QUOTIENT(ROW()-3; [$weights.$B$1]); 0)" office:value-type="string" office:string-value="4 partial_dates_and" calcext:value-type="string">
            <text:p>4 partial_dates_and</text:p>
          </table:table-cell>
          <table:table-cell table:style-name="ce28" office:value-type="percentage" office:value="1" calcext:value-type="percentage">
            <text:p>100.00%</text:p>
          </table:table-cell>
          <table:table-cell table:style-name="ce29" table:formula="of:=[.O18]*OFFSET([$weights.$B18]; - [$weights.$B$1] * QUOTIENT(ROW()-3; [$weights.$B$1]); 0)" office:value-type="float" office:value="9" calcext:value-type="float">
            <text:p>9</text:p>
          </table:table-cell>
          <table:table-cell table:style-name="ce41" table:formula="of:=CONCATENATE(&quot;/ &quot;; OFFSET([$weights.$B18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style-name="ce11"/>
          <table:table-cell table:style-name="ce31"/>
          <table:table-cell table:style-name="ce11"/>
          <table:table-cell table:style-name="ce21"/>
          <table:table-cell table:style-name="ce26"/>
          <table:table-cell table:formula="of:=OFFSET([$weights.$A19]; - [$weights.$B$1] * QUOTIENT(ROW()-3; [$weights.$B$1]); 0)" office:value-type="string" office:string-value="5 fake_news" calcext:value-type="string">
            <text:p>5 fake_news</text:p>
          </table:table-cell>
          <table:table-cell table:style-name="ce28" office:value-type="percentage" office:value="1" calcext:value-type="percentage">
            <text:p>100.00%</text:p>
          </table:table-cell>
          <table:table-cell table:style-name="ce29" table:formula="of:=[.O19]*OFFSET([$weights.$B19]; - [$weights.$B$1] * QUOTIENT(ROW()-3; [$weights.$B$1]); 0)" office:value-type="float" office:value="6" calcext:value-type="float">
            <text:p>6</text:p>
          </table:table-cell>
          <table:table-cell table:style-name="ce41" table:formula="of:=CONCATENATE(&quot;/ &quot;; OFFSET([$weights.$B19]; - [$weights.$B$1] * QUOTIENT(ROW()-3; [$weights.$B$1]); 0))" office:value-type="string" office:string-value="/ 6" calcext:value-type="string">
            <text:p>/ 6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0"/>
          <table:table-cell table:style-name="ce13"/>
          <table:table-cell table:number-columns-repeated="2"/>
          <table:table-cell table:style-name="ce22"/>
          <table:table-cell table:style-name="ce3"/>
          <table:table-cell table:formula="of:=OFFSET([$weights.$A20]; - [$weights.$B$1] * QUOTIENT(ROW()-3; [$weights.$B$1]); 0)" office:value-type="string" office:string-value="style bonus" calcext:value-type="string">
            <text:p>style bonus</text:p>
          </table:table-cell>
          <table:table-cell table:style-name="ce28" office:value-type="percentage" office:value="1" calcext:value-type="percentage">
            <text:p>100.00%</text:p>
          </table:table-cell>
          <table:table-cell table:style-name="ce29" table:formula="of:=[.O20]*OFFSET([$weights.$B20]; - [$weights.$B$1] * QUOTIENT(ROW()-3; [$weights.$B$1]); 0)" office:value-type="float" office:value="1" calcext:value-type="float">
            <text:p>1</text:p>
          </table:table-cell>
          <table:table-cell table:style-name="ce41" table:formula="of:=CONCATENATE(&quot;/ &quot;; OFFSET([$weights.$B20]; - [$weights.$B$1] * QUOTIENT(ROW()-3; [$weights.$B$1]); 0))" office:value-type="string" office:string-value="/ 1" calcext:value-type="string">
            <text:p>/ 1</text:p>
          </table:table-cell>
          <table:table-cell table:number-columns-repeated="2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min-integer-digits="1"/>
      <number:text/>
    </number:number-style>
    <number:number-style style:name="N124P1" style:volatile="true">
      <number:text>-</number:text>
      <number:number number:min-integer-digits="1"/>
      <number:text/>
    </number:number-style>
    <number:number-style style:name="N124P2" style:volatile="true">
      <number:text/>
    </number:number-style>
    <number:text-style style:name="N124">
      <number:text-content/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6">00/00/0000</text:date>, <text:time style:data-style-name="N2" text:time-value="13:39:44.810555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2:56:39.741699645</meta:creation-date>
    <dc:date>2019-12-06T14:18:28.115406520</dc:date>
    <meta:editing-duration>PT18H35M22S</meta:editing-duration>
    <meta:editing-cycles>124</meta:editing-cycles>
    <meta:generator>LibreOffice/5.1.6.2$Linux_X86_64 LibreOffice_project/10m0$Build-2</meta:generator>
    <meta:document-statistic meta:table-count="3" meta:cell-count="1036" meta:object-count="0"/>
    <meta:user-defined meta:name="qrichtext">1</meta:user-defined>
  </office:meta>
</office:document-meta>
</file>